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b700" officeooo:paragraph-rsid="0005b70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static void main(String[] args) {</text:p>
      <text:p text:style-name="P1"><text:tab/><text:tab/>bian();</text:p>
      <text:p text:style-name="P1"><text:tab/><text:tab/>bian1();</text:p>
      <text:p text:style-name="P1"><text:tab/>}</text:p>
      <text:p text:style-name="P1"><text:s text:c="5"/>public static void bian(){</text:p>
      <text:p text:style-name="P1"><text:s text:c="4"/><text:tab/> OutputStreamWriter ow=null;</text:p>
      <text:p text:style-name="P1"><text:s text:c="4"/><text:tab/> try {</text:p>
      <text:p text:style-name="P1"><text:tab/><text:tab/><text:tab/>ow=new OutputStreamWriter(new FileOutputStream("2.txt"),"UTF-8");</text:p>
      <text:p text:style-name="P1"><text:tab/><text:tab/><text:tab/>ow.write("中国");</text:p>
      <text:p text:style-name="P1"><text:tab/><text:tab/><text:tab/>ow.flush();</text:p>
      <text:p text:style-name="P1"><text:tab/><text:tab/>} catch (UnsupportedEncoding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catch (IOException e){</text:p>
      <text:p text:style-name="P1"><text:tab/><text:tab/><text:tab/>e.printStackTrace();</text:p>
      <text:p text:style-name="P1"><text:tab/><text:tab/>}finally{</text:p>
      <text:p text:style-name="P1"><text:tab/><text:tab/><text:tab/>try {</text:p>
      <text:p text:style-name="P1"><text:tab/><text:tab/><text:tab/><text:tab/>if(ow!=null)</text:p>
      <text:p text:style-name="P1"><text:tab/><text:tab/><text:tab/><text:tab/>ow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</text:p>
      <text:p text:style-name="P1"><text:s text:c="5"/>}</text:p>
      <text:p text:style-name="P1"><text:s text:c="5"/>public static void bian1(){</text:p>
      <text:p text:style-name="P1"><text:s text:c="4"/><text:tab/> InputStreamReader ow=null;</text:p>
      <text:p text:style-name="P1"><text:s text:c="4"/><text:tab/> try {</text:p>
      <text:p text:style-name="P1"><text:tab/><text:tab/><text:tab/>ow=new InputStreamReader(new FileInputStream("2.txt"),"UTF-8");</text:p>
      <text:p text:style-name="P1"><text:tab/><text:tab/><text:tab/>char[] ch=new char[1024];</text:p>
      <text:p text:style-name="P1"><text:tab/><text:tab/><text:tab/>int line=ow.read(ch);</text:p>
      <text:p text:style-name="P1"><text:tab/><text:tab/><text:tab/>System.out.println(new String(ch,0,line));</text:p>
      <text:p text:style-name="P1"><text:tab/><text:tab/>} catch (UnsupportedEncoding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 catch (FileNotFoundException e) {</text:p>
      <text:p text:style-name="P1"><text:tab/><text:tab/><text:tab/>// TODO Auto-generated catch block</text:p>
      <text:p text:style-name="P1"><text:soft-page-break/><text:tab/><text:tab/><text:tab/>e.printStackTrace();</text:p>
      <text:p text:style-name="P1"><text:tab/><text:tab/>}catch (IOException e){</text:p>
      <text:p text:style-name="P1"><text:tab/><text:tab/><text:tab/>e.printStackTrace();</text:p>
      <text:p text:style-name="P1"><text:tab/><text:tab/>}finally{</text:p>
      <text:p text:style-name="P1"><text:tab/><text:tab/><text:tab/>try {</text:p>
      <text:p text:style-name="P1"><text:tab/><text:tab/><text:tab/><text:tab/>if(ow!=null)</text:p>
      <text:p text:style-name="P1"><text:tab/><text:tab/><text:tab/><text:tab/>ow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</text:p>
      <text:p text:style-name="P1"><text:s text:c="5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LibreOffice/5.3.0.3$Windows_X86_64 LibreOffice_project/7074905676c47b82bbcfbea1aeefc84afe1c50e1</meta:generator>
    <dc:date>2017-12-31T21:07:11.808000000</dc:date>
    <meta:document-statistic meta:table-count="0" meta:image-count="0" meta:object-count="0" meta:page-count="2" meta:paragraph-count="54" meta:word-count="134" meta:character-count="1279" meta:non-whitespace-character-count="1032"/>
    <meta:user-defined meta:name="Info 1"/>
    <meta:user-defined meta:name="Info 2"/>
    <meta:user-defined meta:name="Info 3"/>
    <meta:user-defined meta:name="Info 4"/>
  </office:meta>
</office:document-meta>
</file>